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dst.dk/">www.dst.dk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40891">
            <text:p>40891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38786">
            <text:p>38786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36424">
            <text:p>36424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36956">
            <text:p>36956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35903">
            <text:p>35903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38598">
            <text:p>38598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35231">
            <text:p>35231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37275">
            <text:p>37275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39072">
            <text:p>39072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35837">
            <text:p>35837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35184">
            <text:p>35184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37236">
            <text:p>37236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36486">
            <text:p>36486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35364">
            <text:p>35364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35921">
            <text:p>35921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37174">
            <text:p>37174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39265">
            <text:p>39265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39224">
            <text:p>39224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39038">
            <text:p>39038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39590">
            <text:p>39590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39841">
            <text:p>39841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36215">
            <text:p>36215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39452">
            <text:p>39452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37903">
            <text:p>37903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38091">
            <text:p>38091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7083">
            <text:p>37083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38093">
            <text:p>38093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40190">
            <text:p>40190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38484">
            <text:p>38484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39486">
            <text:p>39486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38174">
            <text:p>38174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40578">
            <text:p>40578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39701">
            <text:p>39701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38287">
            <text:p>38287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38050">
            <text:p>38050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40816">
            <text:p>40816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40919">
            <text:p>40919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40442">
            <text:p>40442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39058">
            <text:p>39058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38535">
            <text:p>38535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39730">
            <text:p>39730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39756">
            <text:p>39756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37527">
            <text:p>37527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37982">
            <text:p>37982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41087">
            <text:p>41087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42298">
            <text:p>42298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42013">
            <text:p>42013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40043">
            <text:p>40043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5981">
            <text:p>35981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7793">
            <text:p>37793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9300">
            <text:p>39300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37960">
            <text:p>37960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9173">
            <text:p>39173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39350">
            <text:p>39350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39885">
            <text:p>39885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38789">
            <text:p>38789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39588">
            <text:p>39588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41730">
            <text:p>41730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41560">
            <text:p>41560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42159">
            <text:p>42159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43681">
            <text:p>43681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43310">
            <text:p>43310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45334">
            <text:p>45334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45773">
            <text:p>45773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46811">
            <text:p>46811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47884">
            <text:p>47884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49344">
            <text:p>49344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47836">
            <text:p>47836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47290">
            <text:p>47290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47943">
            <text:p>47943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48233">
            <text:p>48233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48858">
            <text:p>48858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50445">
            <text:p>50445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50526">
            <text:p>50526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51637">
            <text:p>51637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50895">
            <text:p>50895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54001">
            <text:p>54001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50485">
            <text:p>50485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52864">
            <text:p>52864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54654">
            <text:p>54654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55939">
            <text:p>55939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56359">
            <text:p>56359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55368">
            <text:p>55368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57156">
            <text:p>57156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57109">
            <text:p>57109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58378">
            <text:p>58378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58100">
            <text:p>58100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58136">
            <text:p>58136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58984">
            <text:p>58984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59397">
            <text:p>59397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60926">
            <text:p>60926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59581">
            <text:p>59581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60821">
            <text:p>60821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62809">
            <text:p>62809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61099">
            <text:p>61099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63127">
            <text:p>63127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61043">
            <text:p>61043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59898">
            <text:p>59898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58453">
            <text:p>58453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59179">
            <text:p>59179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57998">
            <text:p>57998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58355">
            <text:p>58355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58610">
            <text:p>58610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57574">
            <text:p>57574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55086">
            <text:p>55086</text:p>
          </table:table-cell>
          <table:table-cell office:value-type="float" office:value="55806">
            <text:p>55806</text:p>
          </table:table-cell>
          <table:table-cell table:formula="of:=[.B106]-[.C106]" office:value-type="float" office:value="-720">
            <text:p>-720</text:p>
          </table:table-cell>
          <table:table-cell table:formula="of:=[.D106]/[.C106]*100" office:value-type="float" office:value="-1.2901838511988">
            <text:p>-1,2901838512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4962">
            <text:p>54962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5477">
            <text:p>55477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5604">
            <text:p>55604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4591">
            <text:p>54591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54872">
            <text:p>54872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4368">
            <text:p>54368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2516">
            <text:p>52516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2325">
            <text:p>52325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52428">
            <text:p>52428</text:p>
          </table:table-cell>
          <table:table-cell office:value-type="float" office:value="52471">
            <text:p>52471</text:p>
          </table:table-cell>
          <table:table-cell table:formula="of:=[.B115]-[.C115]" office:value-type="float" office:value="-43">
            <text:p>-43</text:p>
          </table:table-cell>
          <table:table-cell table:formula="of:=[.D115]/[.C115]*100" office:value-type="float" office:value="-0.0819500295401269">
            <text:p>-0,0819500295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1340">
            <text:p>51340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52555">
            <text:p>52555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52824">
            <text:p>52824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53261">
            <text:p>53261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55232">
            <text:p>55232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53958">
            <text:p>53958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54645">
            <text:p>54645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57152">
            <text:p>57152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59435">
            <text:p>59435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44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43:59.98</dc:date>
    <dc:creator>Andrzej Bystrzycki</dc:creator>
    <meta:generator>OpenOffice.org/3.3$Win32 OpenOffice.org_project/330m20$Build-9567</meta:generator>
    <meta:editing-duration>PT1M46S</meta:editing-duration>
    <meta:editing-cycles>1</meta:editing-cycles>
    <meta:document-statistic meta:table-count="1" meta:cell-count="349" meta:object-count="0"/>
  </office:meta>
</office:document-meta>
</file>